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5-08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5-05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5-03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4-12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4-11-0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4-06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4-02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3-12-0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3-09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3-06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3-03-0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2-12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2-08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2-05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2-02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1-11-1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1-07-2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1-03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0-11-1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0-07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20-03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9-11-1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9-06-2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9-02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8-08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8-02-0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7-10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7-08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7-06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7-04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7-0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6-12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6-10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6-06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6-02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5-10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5-06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5-02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4-10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4-08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4-06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4-04-0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4-02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12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10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08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06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04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3-02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2-12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2-10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2-08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2-04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2-02-1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1-09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1-07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1-05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1-0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09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07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05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03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10-01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09-11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09-09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09-03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25104484901</text:p>
          </table:table-cell>
          <table:table-cell office:value-type="string" calcext:value-type="string">
            <text:p>SC00606607DDAB GRNDAW1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